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41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169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3" table:number-rows-spanned="1">
            <text:p>Laporan Frekuensi [detail.format_hari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Koleksi Baca di Tempat [detail.periode2]</text:p>
          </table:table-cell>
          <table:covered-table-cell/>
          <table:covered-table-cell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Berdasarkan [detail.Berdasarkan]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Jumlah Anggota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Anggota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Anggota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11:19:14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1T11:19:22.025000000</dc:date>
    <meta:editing-duration>PT2H23M54S</meta:editing-duration>
    <meta:editing-cycles>21</meta:editing-cycles>
    <meta:document-statistic meta:table-count="1" meta:cell-count="11" meta:object-count="0"/>
  </office:meta>
</office:document-meta>
</file>